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4000000384691422581E608043.png" manifest:media-type="image/png"/>
  <manifest:file-entry manifest:full-path="Pictures/100000010000064000000384FC0D5E45AB5B0604.png" manifest:media-type="image/png"/>
  <manifest:file-entry manifest:full-path="Pictures/1000000100000640000003840D41AD5BC1212413.png" manifest:media-type="image/png"/>
  <manifest:file-entry manifest:full-path="Pictures/100000010000064000000384492B6392211A7DC2.png" manifest:media-type="image/png"/>
  <manifest:file-entry manifest:full-path="Pictures/100000010000064000000384D2ED533DF12D9514.png" manifest:media-type="image/png"/>
  <manifest:file-entry manifest:full-path="Pictures/100000010000064000000384371FE1CB58052A4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97b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-0.85cm" svg:y="-1.058cm" svg:width="9.479cm" svg:height="5.332cm" draw:z-index="0"><draw:image xlink:href="Pictures/100000010000064000000384691422581E608043.png" xlink:type="simple" xlink:show="embed" xlink:actuate="onLoad" draw:mime-type="image/png"/></draw:frame><draw:frame draw:style-name="fr1" draw:name="Imagen2" text:anchor-type="char" svg:x="8.805cm" svg:y="-1.072cm" svg:width="9.506cm" svg:height="5.346cm" draw:z-index="1"><draw:image xlink:href="Pictures/100000010000064000000384FC0D5E45AB5B0604.png" xlink:type="simple" xlink:show="embed" xlink:actuate="onLoad" draw:mime-type="image/png"/></draw:frame><draw:frame draw:style-name="fr1" draw:name="Imagen3" text:anchor-type="char" svg:x="-0.85cm" svg:y="4.731cm" svg:width="9.444cm" svg:height="5.311cm" draw:z-index="2"><draw:image xlink:href="Pictures/1000000100000640000003840D41AD5BC1212413.png" xlink:type="simple" xlink:show="embed" xlink:actuate="onLoad" draw:mime-type="image/png"/></draw:frame><draw:frame draw:style-name="fr1" draw:name="Imagen4" text:anchor-type="char" svg:x="-0.624cm" svg:y="17.595cm" svg:width="9.165cm" svg:height="5.154cm" draw:z-index="3"><draw:image xlink:href="Pictures/100000010000064000000384D2ED533DF12D9514.png" xlink:type="simple" xlink:show="embed" xlink:actuate="onLoad" draw:mime-type="image/png"/></draw:frame><draw:frame draw:style-name="fr1" draw:name="Imagen5" text:anchor-type="char" svg:x="9.227cm" svg:y="11.8cm" svg:width="9.402cm" svg:height="5.288cm" draw:z-index="4"><draw:image xlink:href="Pictures/100000010000064000000384371FE1CB58052A44.png" xlink:type="simple" xlink:show="embed" xlink:actuate="onLoad" draw:mime-type="image/png"/></draw:frame><draw:frame draw:style-name="fr1" draw:name="Imagen6" text:anchor-type="char" svg:x="-0.767cm" svg:y="11.853cm" svg:width="9.34cm" svg:height="5.253cm" draw:z-index="5"><draw:image xlink:href="Pictures/100000010000064000000384492B6392211A7DC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9T09:32:53.634000000</meta:creation-date>
    <dc:date>2022-09-29T10:06:07.379000000</dc:date>
    <meta:editing-duration>PT25M18S</meta:editing-duration>
    <meta:editing-cycles>2</meta:editing-cycles>
    <meta:generator>LibreOffice/7.4.1.2$Windows_X86_64 LibreOffice_project/3c58a8f3a960df8bc8fd77b461821e42c061c5f0</meta:generator>
    <meta:document-statistic meta:table-count="0" meta:image-count="6" meta:object-count="0" meta:page-count="1" meta:paragraph-count="0" meta:word-count="0" meta:character-count="0" meta:non-whitespace-character-count="0"/>
  </office:meta>
</office:document-meta>
</file>